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RecordSum" table:style-name="ta1">
        <table:shapes>
          <draw:frame draw:z-index="0" draw:style-name="gr1" draw:text-style-name="P1" svg:width="453.66pt" svg:height="254.72pt" svg:x="330.38pt" svg:y="170.08pt">
            <loext:p draw:notify-on-update-of-ranges="rtuRecordSum.C1:rtuRecordSum.C100 rtuRecordSum.D1:rtuRecordSum.D100 rtuRecordSum.C1:rtuRecordSum.C100 rtuRecordSum.E1:rtuRecord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8.6329266755041" calcext:value-type="float">
            <text:p>8.63292667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7.7270931580028" calcext:value-type="float">
            <text:p>7.727093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2.045185011283" calcext:value-type="float">
            <text:p>12.0451850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1.696106695077" calcext:value-type="float">
            <text:p>11.69610669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11.754952201713" calcext:value-type="float">
            <text:p>11.754952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10.642148969658" calcext:value-type="float">
            <text:p>10.64214896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10.686587543548" calcext:value-type="float">
            <text:p>10.68658754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10.221702117059" calcext:value-type="float">
            <text:p>10.22170211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10.498730103229" calcext:value-type="float">
            <text:p>10.4987301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9.9082973179256" calcext:value-type="float">
            <text:p>9.90829731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9.6919268534398" calcext:value-type="float">
            <text:p>9.69192685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12.181084715063" calcext:value-type="float">
            <text:p>12.1810847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13.157793652724" calcext:value-type="float">
            <text:p>13.15779365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9.6652858108209" calcext:value-type="float">
            <text:p>9.6652858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8.9327724577092" calcext:value-type="float">
            <text:p>8.9327724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9.2417746797423" calcext:value-type="float">
            <text:p>9.24177467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7.184466175129" calcext:value-type="float">
            <text:p>7.1844661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11.506068995115" calcext:value-type="float">
            <text:p>11.50606899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9.1129921271745" calcext:value-type="float">
            <text:p>9.1129921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08" calcext:value-type="float">
            <text:p>12608</text:p>
          </table:table-cell>
          <table:table-cell office:value-type="float" office:value="60" calcext:value-type="float">
            <text:p>60</text:p>
          </table:table-cell>
          <table:table-cell office:value-type="float" office:value="30.936145668059" calcext:value-type="float">
            <text:p>30.93614566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2" calcext:value-type="float">
            <text:p>13072</text:p>
          </table:table-cell>
          <table:table-cell office:value-type="float" office:value="63" calcext:value-type="float">
            <text:p>63</text:p>
          </table:table-cell>
          <table:table-cell office:value-type="float" office:value="30.980557815222" calcext:value-type="float">
            <text:p>30.9805578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6" calcext:value-type="float">
            <text:p>13536</text:p>
          </table:table-cell>
          <table:table-cell office:value-type="float" office:value="66" calcext:value-type="float">
            <text:p>66</text:p>
          </table:table-cell>
          <table:table-cell office:value-type="float" office:value="29.259883905483" calcext:value-type="float">
            <text:p>29.25988390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0" calcext:value-type="float">
            <text:p>14000</text:p>
          </table:table-cell>
          <table:table-cell office:value-type="float" office:value="69" calcext:value-type="float">
            <text:p>69</text:p>
          </table:table-cell>
          <table:table-cell office:value-type="float" office:value="29.445577497025" calcext:value-type="float">
            <text:p>29.4455774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4" calcext:value-type="float">
            <text:p>14464</text:p>
          </table:table-cell>
          <table:table-cell office:value-type="float" office:value="72" calcext:value-type="float">
            <text:p>72</text:p>
          </table:table-cell>
          <table:table-cell office:value-type="float" office:value="30.420090979126" calcext:value-type="float">
            <text:p>30.42009097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28" calcext:value-type="float">
            <text:p>14928</text:p>
          </table:table-cell>
          <table:table-cell office:value-type="float" office:value="75" calcext:value-type="float">
            <text:p>75</text:p>
          </table:table-cell>
          <table:table-cell office:value-type="float" office:value="30.43829949775" calcext:value-type="float">
            <text:p>30.43829949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2" calcext:value-type="float">
            <text:p>15392</text:p>
          </table:table-cell>
          <table:table-cell office:value-type="float" office:value="78" calcext:value-type="float">
            <text:p>78</text:p>
          </table:table-cell>
          <table:table-cell office:value-type="float" office:value="29.648799048083" calcext:value-type="float">
            <text:p>29.6487990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6" calcext:value-type="float">
            <text:p>15856</text:p>
          </table:table-cell>
          <table:table-cell office:value-type="float" office:value="81" calcext:value-type="float">
            <text:p>81</text:p>
          </table:table-cell>
          <table:table-cell office:value-type="float" office:value="30.053466216451" calcext:value-type="float">
            <text:p>30.0534662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0" calcext:value-type="float">
            <text:p>16320</text:p>
          </table:table-cell>
          <table:table-cell office:value-type="float" office:value="84" calcext:value-type="float">
            <text:p>84</text:p>
          </table:table-cell>
          <table:table-cell office:value-type="float" office:value="30.756936532243" calcext:value-type="float">
            <text:p>30.7569365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4" calcext:value-type="float">
            <text:p>16784</text:p>
          </table:table-cell>
          <table:table-cell office:value-type="float" office:value="87" calcext:value-type="float">
            <text:p>87</text:p>
          </table:table-cell>
          <table:table-cell office:value-type="float" office:value="29.559741944638" calcext:value-type="float">
            <text:p>29.55974194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0" calcext:value-type="float">
            <text:p>17250</text:p>
          </table:table-cell>
          <table:table-cell office:value-type="float" office:value="90" calcext:value-type="float">
            <text:p>90</text:p>
          </table:table-cell>
          <table:table-cell office:value-type="float" office:value="30.721225352044" calcext:value-type="float">
            <text:p>30.721225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2" calcext:value-type="float">
            <text:p>18732</text:p>
          </table:table-cell>
          <table:table-cell office:value-type="float" office:value="93" calcext:value-type="float">
            <text:p>93</text:p>
          </table:table-cell>
          <table:table-cell office:value-type="float" office:value="29.499059757592" calcext:value-type="float">
            <text:p>29.49905975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6" calcext:value-type="float">
            <text:p>19196</text:p>
          </table:table-cell>
          <table:table-cell office:value-type="float" office:value="96" calcext:value-type="float">
            <text:p>96</text:p>
          </table:table-cell>
          <table:table-cell office:value-type="float" office:value="31.299440382396" calcext:value-type="float">
            <text:p>31.29944038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0" calcext:value-type="float">
            <text:p>19660</text:p>
          </table:table-cell>
          <table:table-cell office:value-type="float" office:value="99" calcext:value-type="float">
            <text:p>99</text:p>
          </table:table-cell>
          <table:table-cell office:value-type="float" office:value="31.840930135159" calcext:value-type="float">
            <text:p>31.8409301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4" calcext:value-type="float">
            <text:p>20124</text:p>
          </table:table-cell>
          <table:table-cell office:value-type="float" office:value="102" calcext:value-type="float">
            <text:p>102</text:p>
          </table:table-cell>
          <table:table-cell office:value-type="float" office:value="28.647728985924" calcext:value-type="float">
            <text:p>28.64772898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88" calcext:value-type="float">
            <text:p>20588</text:p>
          </table:table-cell>
          <table:table-cell office:value-type="float" office:value="105" calcext:value-type="float">
            <text:p>105</text:p>
          </table:table-cell>
          <table:table-cell office:value-type="float" office:value="30.342352769513" calcext:value-type="float">
            <text:p>30.3423527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2" calcext:value-type="float">
            <text:p>21052</text:p>
          </table:table-cell>
          <table:table-cell office:value-type="float" office:value="108" calcext:value-type="float">
            <text:p>108</text:p>
          </table:table-cell>
          <table:table-cell office:value-type="float" office:value="31.112248962218" calcext:value-type="float">
            <text:p>31.11224896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6" calcext:value-type="float">
            <text:p>21516</text:p>
          </table:table-cell>
          <table:table-cell office:value-type="float" office:value="111" calcext:value-type="float">
            <text:p>111</text:p>
          </table:table-cell>
          <table:table-cell office:value-type="float" office:value="29.698997766736" calcext:value-type="float">
            <text:p>29.6989977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0" calcext:value-type="float">
            <text:p>21980</text:p>
          </table:table-cell>
          <table:table-cell office:value-type="float" office:value="114" calcext:value-type="float">
            <text:p>114</text:p>
          </table:table-cell>
          <table:table-cell office:value-type="float" office:value="28.922392748425" calcext:value-type="float">
            <text:p>28.92239274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4" calcext:value-type="float">
            <text:p>22444</text:p>
          </table:table-cell>
          <table:table-cell office:value-type="float" office:value="117" calcext:value-type="float">
            <text:p>117</text:p>
          </table:table-cell>
          <table:table-cell office:value-type="float" office:value="29.484040461674" calcext:value-type="float">
            <text:p>29.48404046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08" calcext:value-type="float">
            <text:p>22908</text:p>
          </table:table-cell>
          <table:table-cell office:value-type="float" office:value="120" calcext:value-type="float">
            <text:p>120</text:p>
          </table:table-cell>
          <table:table-cell office:value-type="float" office:value="30.364419730586" calcext:value-type="float">
            <text:p>30.36441973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498" calcext:value-type="float">
            <text:p>24498</text:p>
          </table:table-cell>
          <table:table-cell office:value-type="float" office:value="123" calcext:value-type="float">
            <text:p>123</text:p>
          </table:table-cell>
          <table:table-cell office:value-type="float" office:value="29.086932276192" calcext:value-type="float">
            <text:p>29.08693227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6" calcext:value-type="float">
            <text:p>26586</text:p>
          </table:table-cell>
          <table:table-cell office:value-type="float" office:value="126" calcext:value-type="float">
            <text:p>126</text:p>
          </table:table-cell>
          <table:table-cell office:value-type="float" office:value="30.299025317323" calcext:value-type="float">
            <text:p>30.29902531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0" calcext:value-type="float">
            <text:p>27050</text:p>
          </table:table-cell>
          <table:table-cell office:value-type="float" office:value="129" calcext:value-type="float">
            <text:p>129</text:p>
          </table:table-cell>
          <table:table-cell office:value-type="float" office:value="28.975439909385" calcext:value-type="float">
            <text:p>28.97543990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4" calcext:value-type="float">
            <text:p>27514</text:p>
          </table:table-cell>
          <table:table-cell office:value-type="float" office:value="132" calcext:value-type="float">
            <text:p>132</text:p>
          </table:table-cell>
          <table:table-cell office:value-type="float" office:value="29.673960800803" calcext:value-type="float">
            <text:p>29.6739608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78" calcext:value-type="float">
            <text:p>27978</text:p>
          </table:table-cell>
          <table:table-cell office:value-type="float" office:value="135" calcext:value-type="float">
            <text:p>135</text:p>
          </table:table-cell>
          <table:table-cell office:value-type="float" office:value="30.677098167043" calcext:value-type="float">
            <text:p>30.677098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2" calcext:value-type="float">
            <text:p>28442</text:p>
          </table:table-cell>
          <table:table-cell office:value-type="float" office:value="138" calcext:value-type="float">
            <text:p>138</text:p>
          </table:table-cell>
          <table:table-cell office:value-type="float" office:value="29.992426161529" calcext:value-type="float">
            <text:p>29.9924261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6" calcext:value-type="float">
            <text:p>28906</text:p>
          </table:table-cell>
          <table:table-cell office:value-type="float" office:value="141" calcext:value-type="float">
            <text:p>141</text:p>
          </table:table-cell>
          <table:table-cell office:value-type="float" office:value="28.259891671964" calcext:value-type="float">
            <text:p>28.2598916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0" calcext:value-type="float">
            <text:p>29370</text:p>
          </table:table-cell>
          <table:table-cell office:value-type="float" office:value="144" calcext:value-type="float">
            <text:p>144</text:p>
          </table:table-cell>
          <table:table-cell office:value-type="float" office:value="30.635875138441" calcext:value-type="float">
            <text:p>30.6358751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4" calcext:value-type="float">
            <text:p>29834</text:p>
          </table:table-cell>
          <table:table-cell office:value-type="float" office:value="147" calcext:value-type="float">
            <text:p>147</text:p>
          </table:table-cell>
          <table:table-cell office:value-type="float" office:value="30.456551708464" calcext:value-type="float">
            <text:p>30.45655170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98" calcext:value-type="float">
            <text:p>30298</text:p>
          </table:table-cell>
          <table:table-cell office:value-type="float" office:value="150" calcext:value-type="float">
            <text:p>150</text:p>
          </table:table-cell>
          <table:table-cell office:value-type="float" office:value="31.276452387484" calcext:value-type="float">
            <text:p>31.27645238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2" calcext:value-type="float">
            <text:p>30762</text:p>
          </table:table-cell>
          <table:table-cell office:value-type="float" office:value="153" calcext:value-type="float">
            <text:p>153</text:p>
          </table:table-cell>
          <table:table-cell office:value-type="float" office:value="29.533343275013" calcext:value-type="float">
            <text:p>29.5333432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6" calcext:value-type="float">
            <text:p>31226</text:p>
          </table:table-cell>
          <table:table-cell office:value-type="float" office:value="156" calcext:value-type="float">
            <text:p>156</text:p>
          </table:table-cell>
          <table:table-cell office:value-type="float" office:value="30.000187056246" calcext:value-type="float">
            <text:p>30.00018705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0" calcext:value-type="float">
            <text:p>31690</text:p>
          </table:table-cell>
          <table:table-cell office:value-type="float" office:value="159" calcext:value-type="float">
            <text:p>159</text:p>
          </table:table-cell>
          <table:table-cell office:value-type="float" office:value="30.832786641613" calcext:value-type="float">
            <text:p>30.8327866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4" calcext:value-type="float">
            <text:p>32154</text:p>
          </table:table-cell>
          <table:table-cell office:value-type="float" office:value="162" calcext:value-type="float">
            <text:p>162</text:p>
          </table:table-cell>
          <table:table-cell office:value-type="float" office:value="30.114358603162" calcext:value-type="float">
            <text:p>30.1143586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18" calcext:value-type="float">
            <text:p>32618</text:p>
          </table:table-cell>
          <table:table-cell office:value-type="float" office:value="165" calcext:value-type="float">
            <text:p>165</text:p>
          </table:table-cell>
          <table:table-cell office:value-type="float" office:value="29.97874717229" calcext:value-type="float">
            <text:p>29.97874717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2" calcext:value-type="float">
            <text:p>33082</text:p>
          </table:table-cell>
          <table:table-cell office:value-type="float" office:value="168" calcext:value-type="float">
            <text:p>168</text:p>
          </table:table-cell>
          <table:table-cell office:value-type="float" office:value="28.626320585514" calcext:value-type="float">
            <text:p>28.6263205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6" calcext:value-type="float">
            <text:p>33546</text:p>
          </table:table-cell>
          <table:table-cell office:value-type="float" office:value="171" calcext:value-type="float">
            <text:p>171</text:p>
          </table:table-cell>
          <table:table-cell office:value-type="float" office:value="29.543966792255" calcext:value-type="float">
            <text:p>29.54396679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0" calcext:value-type="float">
            <text:p>34010</text:p>
          </table:table-cell>
          <table:table-cell office:value-type="float" office:value="174" calcext:value-type="float">
            <text:p>174</text:p>
          </table:table-cell>
          <table:table-cell office:value-type="float" office:value="31.584130163801" calcext:value-type="float">
            <text:p>31.5841301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4" calcext:value-type="float">
            <text:p>34474</text:p>
          </table:table-cell>
          <table:table-cell office:value-type="float" office:value="177" calcext:value-type="float">
            <text:p>177</text:p>
          </table:table-cell>
          <table:table-cell office:value-type="float" office:value="30.202377805981" calcext:value-type="float">
            <text:p>30.202377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0" calcext:value-type="float">
            <text:p>34940</text:p>
          </table:table-cell>
          <table:table-cell office:value-type="float" office:value="180" calcext:value-type="float">
            <text:p>180</text:p>
          </table:table-cell>
          <table:table-cell office:value-type="float" office:value="30.632047936752" calcext:value-type="float">
            <text:p>30.6320479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4" calcext:value-type="float">
            <text:p>36484</text:p>
          </table:table-cell>
          <table:table-cell office:value-type="float" office:value="183" calcext:value-type="float">
            <text:p>183</text:p>
          </table:table-cell>
          <table:table-cell office:value-type="float" office:value="29.021096922555" calcext:value-type="float">
            <text:p>29.02109692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48" calcext:value-type="float">
            <text:p>36948</text:p>
          </table:table-cell>
          <table:table-cell office:value-type="float" office:value="186" calcext:value-type="float">
            <text:p>186</text:p>
          </table:table-cell>
          <table:table-cell office:value-type="float" office:value="30.055801354177" calcext:value-type="float">
            <text:p>30.05580135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2" calcext:value-type="float">
            <text:p>37412</text:p>
          </table:table-cell>
          <table:table-cell office:value-type="float" office:value="189" calcext:value-type="float">
            <text:p>189</text:p>
          </table:table-cell>
          <table:table-cell office:value-type="float" office:value="29.806710091031" calcext:value-type="float">
            <text:p>29.8067100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6" calcext:value-type="float">
            <text:p>37876</text:p>
          </table:table-cell>
          <table:table-cell office:value-type="float" office:value="192" calcext:value-type="float">
            <text:p>192</text:p>
          </table:table-cell>
          <table:table-cell office:value-type="float" office:value="31.046090385753" calcext:value-type="float">
            <text:p>31.04609038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0" calcext:value-type="float">
            <text:p>38340</text:p>
          </table:table-cell>
          <table:table-cell office:value-type="float" office:value="195" calcext:value-type="float">
            <text:p>195</text:p>
          </table:table-cell>
          <table:table-cell office:value-type="float" office:value="30.316738001908" calcext:value-type="float">
            <text:p>30.3167380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4" calcext:value-type="float">
            <text:p>38804</text:p>
          </table:table-cell>
          <table:table-cell office:value-type="float" office:value="198" calcext:value-type="float">
            <text:p>198</text:p>
          </table:table-cell>
          <table:table-cell office:value-type="float" office:value="30.483819674567" calcext:value-type="float">
            <text:p>30.48381967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68" calcext:value-type="float">
            <text:p>39268</text:p>
          </table:table-cell>
          <table:table-cell office:value-type="float" office:value="201" calcext:value-type="float">
            <text:p>201</text:p>
          </table:table-cell>
          <table:table-cell office:value-type="float" office:value="29.553431041549" calcext:value-type="float">
            <text:p>29.5534310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2" calcext:value-type="float">
            <text:p>39732</text:p>
          </table:table-cell>
          <table:table-cell office:value-type="float" office:value="204" calcext:value-type="float">
            <text:p>204</text:p>
          </table:table-cell>
          <table:table-cell office:value-type="float" office:value="30.208294313862" calcext:value-type="float">
            <text:p>30.20829431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6" calcext:value-type="float">
            <text:p>40196</text:p>
          </table:table-cell>
          <table:table-cell office:value-type="float" office:value="207" calcext:value-type="float">
            <text:p>207</text:p>
          </table:table-cell>
          <table:table-cell office:value-type="float" office:value="31.265919245827" calcext:value-type="float">
            <text:p>31.26591924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0" calcext:value-type="float">
            <text:p>40660</text:p>
          </table:table-cell>
          <table:table-cell office:value-type="float" office:value="210" calcext:value-type="float">
            <text:p>210</text:p>
          </table:table-cell>
          <table:table-cell office:value-type="float" office:value="29.901645088299" calcext:value-type="float">
            <text:p>29.9016450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4" calcext:value-type="float">
            <text:p>41124</text:p>
          </table:table-cell>
          <table:table-cell office:value-type="float" office:value="213" calcext:value-type="float">
            <text:p>213</text:p>
          </table:table-cell>
          <table:table-cell office:value-type="float" office:value="31.740344046491" calcext:value-type="float">
            <text:p>31.7403440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88" calcext:value-type="float">
            <text:p>41588</text:p>
          </table:table-cell>
          <table:table-cell office:value-type="float" office:value="216" calcext:value-type="float">
            <text:p>216</text:p>
          </table:table-cell>
          <table:table-cell office:value-type="float" office:value="30.122791530158" calcext:value-type="float">
            <text:p>30.12279153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2" calcext:value-type="float">
            <text:p>42052</text:p>
          </table:table-cell>
          <table:table-cell office:value-type="float" office:value="219" calcext:value-type="float">
            <text:p>219</text:p>
          </table:table-cell>
          <table:table-cell office:value-type="float" office:value="31.20940224959" calcext:value-type="float">
            <text:p>31.20940224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6" calcext:value-type="float">
            <text:p>42516</text:p>
          </table:table-cell>
          <table:table-cell office:value-type="float" office:value="222" calcext:value-type="float">
            <text:p>222</text:p>
          </table:table-cell>
          <table:table-cell office:value-type="float" office:value="30.369717155232" calcext:value-type="float">
            <text:p>30.36971715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0" calcext:value-type="float">
            <text:p>42980</text:p>
          </table:table-cell>
          <table:table-cell office:value-type="float" office:value="225" calcext:value-type="float">
            <text:p>225</text:p>
          </table:table-cell>
          <table:table-cell office:value-type="float" office:value="30.683651820585" calcext:value-type="float">
            <text:p>30.68365182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4" calcext:value-type="float">
            <text:p>43444</text:p>
          </table:table-cell>
          <table:table-cell office:value-type="float" office:value="228" calcext:value-type="float">
            <text:p>228</text:p>
          </table:table-cell>
          <table:table-cell office:value-type="float" office:value="30.163844904991" calcext:value-type="float">
            <text:p>30.163844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08" calcext:value-type="float">
            <text:p>43908</text:p>
          </table:table-cell>
          <table:table-cell office:value-type="float" office:value="231" calcext:value-type="float">
            <text:p>231</text:p>
          </table:table-cell>
          <table:table-cell office:value-type="float" office:value="28.183006629723" calcext:value-type="float">
            <text:p>28.1830066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2" calcext:value-type="float">
            <text:p>44372</text:p>
          </table:table-cell>
          <table:table-cell office:value-type="float" office:value="234" calcext:value-type="float">
            <text:p>234</text:p>
          </table:table-cell>
          <table:table-cell office:value-type="float" office:value="27.722993692663" calcext:value-type="float">
            <text:p>27.72299369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6" calcext:value-type="float">
            <text:p>44836</text:p>
          </table:table-cell>
          <table:table-cell office:value-type="float" office:value="237" calcext:value-type="float">
            <text:p>237</text:p>
          </table:table-cell>
          <table:table-cell office:value-type="float" office:value="29.798731179602" calcext:value-type="float">
            <text:p>29.79873117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0" calcext:value-type="float">
            <text:p>45300</text:p>
          </table:table-cell>
          <table:table-cell office:value-type="float" office:value="240" calcext:value-type="float">
            <text:p>240</text:p>
          </table:table-cell>
          <table:table-cell office:value-type="float" office:value="29.133737849217" calcext:value-type="float">
            <text:p>29.1337378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4" calcext:value-type="float">
            <text:p>45764</text:p>
          </table:table-cell>
          <table:table-cell office:value-type="float" office:value="243" calcext:value-type="float">
            <text:p>243</text:p>
          </table:table-cell>
          <table:table-cell office:value-type="float" office:value="29.426064055344" calcext:value-type="float">
            <text:p>29.42606405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6" calcext:value-type="float">
            <text:p>47156</text:p>
          </table:table-cell>
          <table:table-cell office:value-type="float" office:value="246" calcext:value-type="float">
            <text:p>246</text:p>
          </table:table-cell>
          <table:table-cell office:value-type="float" office:value="30.181763316426" calcext:value-type="float">
            <text:p>30.1817633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4" calcext:value-type="float">
            <text:p>49244</text:p>
          </table:table-cell>
          <table:table-cell office:value-type="float" office:value="249" calcext:value-type="float">
            <text:p>249</text:p>
          </table:table-cell>
          <table:table-cell office:value-type="float" office:value="29.626700817821" calcext:value-type="float">
            <text:p>29.6267008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08" calcext:value-type="float">
            <text:p>49708</text:p>
          </table:table-cell>
          <table:table-cell office:value-type="float" office:value="252" calcext:value-type="float">
            <text:p>252</text:p>
          </table:table-cell>
          <table:table-cell office:value-type="float" office:value="29.045272443053" calcext:value-type="float">
            <text:p>29.0452724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2" calcext:value-type="float">
            <text:p>50172</text:p>
          </table:table-cell>
          <table:table-cell office:value-type="float" office:value="255" calcext:value-type="float">
            <text:p>255</text:p>
          </table:table-cell>
          <table:table-cell office:value-type="float" office:value="30.31810381718" calcext:value-type="float">
            <text:p>30.31810381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6" calcext:value-type="float">
            <text:p>50636</text:p>
          </table:table-cell>
          <table:table-cell office:value-type="float" office:value="258" calcext:value-type="float">
            <text:p>258</text:p>
          </table:table-cell>
          <table:table-cell office:value-type="float" office:value="29.301865469505" calcext:value-type="float">
            <text:p>29.3018654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0" calcext:value-type="float">
            <text:p>51100</text:p>
          </table:table-cell>
          <table:table-cell office:value-type="float" office:value="261" calcext:value-type="float">
            <text:p>261</text:p>
          </table:table-cell>
          <table:table-cell office:value-type="float" office:value="29.212499289747" calcext:value-type="float">
            <text:p>29.2124992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4" calcext:value-type="float">
            <text:p>51564</text:p>
          </table:table-cell>
          <table:table-cell office:value-type="float" office:value="264" calcext:value-type="float">
            <text:p>264</text:p>
          </table:table-cell>
          <table:table-cell office:value-type="float" office:value="29.420884534536" calcext:value-type="float">
            <text:p>29.4208845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28" calcext:value-type="float">
            <text:p>52028</text:p>
          </table:table-cell>
          <table:table-cell office:value-type="float" office:value="267" calcext:value-type="float">
            <text:p>267</text:p>
          </table:table-cell>
          <table:table-cell office:value-type="float" office:value="29.943175952438" calcext:value-type="float">
            <text:p>29.9431759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4" calcext:value-type="float">
            <text:p>52494</text:p>
          </table:table-cell>
          <table:table-cell office:value-type="float" office:value="270" calcext:value-type="float">
            <text:p>270</text:p>
          </table:table-cell>
          <table:table-cell office:value-type="float" office:value="30.901058721574" calcext:value-type="float">
            <text:p>30.9010587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6" calcext:value-type="float">
            <text:p>54016</text:p>
          </table:table-cell>
          <table:table-cell office:value-type="float" office:value="273" calcext:value-type="float">
            <text:p>273</text:p>
          </table:table-cell>
          <table:table-cell office:value-type="float" office:value="30.898926628016" calcext:value-type="float">
            <text:p>30.898926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0" calcext:value-type="float">
            <text:p>54480</text:p>
          </table:table-cell>
          <table:table-cell office:value-type="float" office:value="276" calcext:value-type="float">
            <text:p>276</text:p>
          </table:table-cell>
          <table:table-cell office:value-type="float" office:value="31.147589299726" calcext:value-type="float">
            <text:p>31.14758929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4" calcext:value-type="float">
            <text:p>54944</text:p>
          </table:table-cell>
          <table:table-cell office:value-type="float" office:value="279" calcext:value-type="float">
            <text:p>279</text:p>
          </table:table-cell>
          <table:table-cell office:value-type="float" office:value="30.274364180118" calcext:value-type="float">
            <text:p>30.2743641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08" calcext:value-type="float">
            <text:p>55408</text:p>
          </table:table-cell>
          <table:table-cell office:value-type="float" office:value="282" calcext:value-type="float">
            <text:p>282</text:p>
          </table:table-cell>
          <table:table-cell office:value-type="float" office:value="29.175206058949" calcext:value-type="float">
            <text:p>29.1752060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2" calcext:value-type="float">
            <text:p>55872</text:p>
          </table:table-cell>
          <table:table-cell office:value-type="float" office:value="285" calcext:value-type="float">
            <text:p>285</text:p>
          </table:table-cell>
          <table:table-cell office:value-type="float" office:value="28.192695443554" calcext:value-type="float">
            <text:p>28.19269544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6" calcext:value-type="float">
            <text:p>56336</text:p>
          </table:table-cell>
          <table:table-cell office:value-type="float" office:value="288" calcext:value-type="float">
            <text:p>288</text:p>
          </table:table-cell>
          <table:table-cell office:value-type="float" office:value="30.37827364808" calcext:value-type="float">
            <text:p>30.3782736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0" calcext:value-type="float">
            <text:p>56800</text:p>
          </table:table-cell>
          <table:table-cell office:value-type="float" office:value="291" calcext:value-type="float">
            <text:p>291</text:p>
          </table:table-cell>
          <table:table-cell office:value-type="float" office:value="29.520926462213" calcext:value-type="float">
            <text:p>29.52092646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4" calcext:value-type="float">
            <text:p>57264</text:p>
          </table:table-cell>
          <table:table-cell office:value-type="float" office:value="294" calcext:value-type="float">
            <text:p>294</text:p>
          </table:table-cell>
          <table:table-cell office:value-type="float" office:value="30.651903005394" calcext:value-type="float">
            <text:p>30.65190300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28" calcext:value-type="float">
            <text:p>57728</text:p>
          </table:table-cell>
          <table:table-cell office:value-type="float" office:value="297" calcext:value-type="float">
            <text:p>297</text:p>
          </table:table-cell>
          <table:table-cell office:value-type="float" office:value="29.743727512582" calcext:value-type="float">
            <text:p>29.7437275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2" calcext:value-type="float">
            <text:p>58192</text:p>
          </table:table-cell>
          <table:table-cell office:value-type="float" office:value="300" calcext:value-type="float">
            <text:p>300</text:p>
          </table:table-cell>
          <table:table-cell office:value-type="float" office:value="29.710529113756" calcext:value-type="float">
            <text:p>29.710529113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59:19.756261599</dc:date>
    <meta:editing-duration>PT1M1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87cm" xlink:href=".." xlink:type="simple" chart:class="chart:scatter" chart:style-name="ch1">
        <chart:title svg:x="4.411cm" svg:y="0.314cm" chart:style-name="ch2">
          <text:p>Real Status-Total energy generation</text:p>
        </chart:title>
        <chart:subtitle svg:x="7.554cm" svg:y="1.284cm" chart:style-name="ch3">
          <text:p>RTU</text:p>
        </chart:subtitle>
        <chart:legend chart:legend-position="end" svg:x="13.119cm" svg:y="3.918cm" style:legend-expansion="high" chart:style-name="ch4"/>
        <chart:plot-area chart:style-name="ch5" table:cell-range-address="rtuRecordSum.C1:rtuRecordSum.E100" chart:data-source-has-labels="row" svg:x="0.32cm" svg:y="2.15cm" svg:width="12.479cm" svg:height="6.658cm">
          <chartooo:coordinate-region svg:x="0.994cm" svg:y="2.363cm" svg:width="11.486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RecordSum.D1:rtuRecordSum.D100" loext:label-string="sum" chart:class="chart:scatter">
            <chart:domain table:cell-range-address="rtuRecordSum.C1:rtuRecordSum.C100"/>
            <chart:data-point chart:repeated="100"/>
          </chart:series>
          <chart:series chart:style-name="ch9" chart:values-cell-range-address="rtuRecordSum.E1:rtuRecord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RecordSum.C1:rtuRecordSum.C100</svg:desc>
                </draw:g>
              </table:table-cell>
              <table:table-cell office:value-type="float" office:value="8.6329266755041">
                <text:p>8.6329266755041</text:p>
                <draw:g>
                  <svg:desc>rtuRecordSum.D1:rtuRecordSum.D100</svg:desc>
                </draw:g>
              </table:table-cell>
              <table:table-cell office:value-type="float" office:value="25">
                <text:p>25</text:p>
                <draw:g>
                  <svg:desc>rtuRecordSum.E1:rtuRecord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.7270931580028">
                <text:p>7.72709315800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.045185011283">
                <text:p>12.045185011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.696106695077">
                <text:p>11.696106695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1.754952201713">
                <text:p>11.754952201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0.642148969658">
                <text:p>10.642148969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.686587543548">
                <text:p>10.6865875435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0.221702117059">
                <text:p>10.221702117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0.498730103229">
                <text:p>10.498730103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9.9082973179256">
                <text:p>9.9082973179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9.6919268534398">
                <text:p>9.6919268534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2.181084715063">
                <text:p>12.1810847150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3.157793652724">
                <text:p>13.1577936527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.6652858108209">
                <text:p>9.6652858108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8.9327724577092">
                <text:p>8.9327724577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.2417746797423">
                <text:p>9.2417746797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7.184466175129">
                <text:p>7.184466175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11.506068995115">
                <text:p>11.506068995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9.1129921271745">
                <text:p>9.112992127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0.936145668059">
                <text:p>30.936145668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30.980557815222">
                <text:p>30.980557815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9.259883905483">
                <text:p>29.259883905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29.445577497025">
                <text:p>29.4455774970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30.420090979126">
                <text:p>30.420090979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30.43829949775">
                <text:p>30.438299497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29.648799048083">
                <text:p>29.6487990480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30.053466216451">
                <text:p>30.053466216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30.756936532243">
                <text:p>30.756936532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29.559741944638">
                <text:p>29.559741944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30.721225352044">
                <text:p>30.7212253520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29.499059757592">
                <text:p>29.499059757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31.299440382396">
                <text:p>31.299440382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31.840930135159">
                <text:p>31.84093013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8.647728985924">
                <text:p>28.6477289859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30.342352769513">
                <text:p>30.342352769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31.112248962218">
                <text:p>31.112248962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29.698997766736">
                <text:p>29.6989977667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28.922392748425">
                <text:p>28.922392748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29.484040461674">
                <text:p>29.484040461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30.364419730586">
                <text:p>30.3644197305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29.086932276192">
                <text:p>29.086932276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30.299025317323">
                <text:p>30.299025317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28.975439909385">
                <text:p>28.9754399093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9.673960800803">
                <text:p>29.673960800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30.677098167043">
                <text:p>30.6770981670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29.992426161529">
                <text:p>29.9924261615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28.259891671964">
                <text:p>28.2598916719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30.635875138441">
                <text:p>30.635875138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30.456551708464">
                <text:p>30.456551708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31.276452387484">
                <text:p>31.276452387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29.533343275013">
                <text:p>29.533343275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30.000187056246">
                <text:p>30.000187056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30.832786641613">
                <text:p>30.832786641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30.114358603162">
                <text:p>30.114358603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29.97874717229">
                <text:p>29.97874717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28.626320585514">
                <text:p>28.6263205855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9.543966792255">
                <text:p>29.543966792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31.584130163801">
                <text:p>31.584130163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30.202377805981">
                <text:p>30.202377805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30.632047936752">
                <text:p>30.6320479367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9.021096922555">
                <text:p>29.021096922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30.055801354177">
                <text:p>30.055801354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9.806710091031">
                <text:p>29.8067100910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31.046090385753">
                <text:p>31.0460903857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30.316738001908">
                <text:p>30.316738001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30.483819674567">
                <text:p>30.483819674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9.553431041549">
                <text:p>29.553431041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30.208294313862">
                <text:p>30.2082943138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31.265919245827">
                <text:p>31.2659192458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9.901645088299">
                <text:p>29.901645088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31.740344046491">
                <text:p>31.740344046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30.122791530158">
                <text:p>30.122791530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31.20940224959">
                <text:p>31.20940224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30.369717155232">
                <text:p>30.3697171552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30.683651820585">
                <text:p>30.683651820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0.163844904991">
                <text:p>30.163844904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28.183006629723">
                <text:p>28.183006629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7.722993692663">
                <text:p>27.7229936926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29.798731179602">
                <text:p>29.798731179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9.133737849217">
                <text:p>29.133737849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29.426064055344">
                <text:p>29.4260640553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30.181763316426">
                <text:p>30.181763316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29.626700817821">
                <text:p>29.6267008178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29.045272443053">
                <text:p>29.0452724430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0.31810381718">
                <text:p>30.31810381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9.301865469505">
                <text:p>29.301865469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29.212499289747">
                <text:p>29.212499289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29.420884534536">
                <text:p>29.420884534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29.943175952438">
                <text:p>29.943175952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30.901058721574">
                <text:p>30.9010587215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30.898926628016">
                <text:p>30.8989266280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31.147589299726">
                <text:p>31.1475892997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30.274364180118">
                <text:p>30.274364180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29.175206058949">
                <text:p>29.175206058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28.192695443554">
                <text:p>28.1926954435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30.37827364808">
                <text:p>30.37827364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29.520926462213">
                <text:p>29.520926462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30.651903005394">
                <text:p>30.651903005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29.743727512582">
                <text:p>29.743727512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9.710529113756">
                <text:p>29.71052911375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